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Resolve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d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ostgreSQL SQL shell walkthroug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torial of PostgresSQL - SQL shell, which included practice on SQL commands.</text:p>
          </table:table-cell>
          <table:table-cell table:number-columns-repeated="16380"/>
        </table:table-row>
        <table:table-row table:style-name="ro1">
          <table:table-cell office:value-type="date" office:date-value="2023-09-26" calcext:value-type="date">
            <text:p>Tuesday, September 26, 2023</text:p>
          </table:table-cell>
          <table:table-cell office:value-type="string" calcext:value-type="string">
            <text:p>JSON Web Token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arned JWT and how it can be implemented.</text:p>
          </table:table-cell>
          <table:table-cell table:number-columns-repeated="16380"/>
        </table:table-row>
        <table:table-row table:style-name="ro1">
          <table:table-cell office:value-type="date" office:date-value="2023-09-27" calcext:value-type="date">
            <text:p>Wednesday, September 27, 2023</text:p>
          </table:table-cell>
          <table:table-cell office:value-type="string" calcext:value-type="string">
            <text:p>JSON Web Token Tutori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ntinue learning about JWT. Experimented with tutorial.</text:p>
          </table:table-cell>
          <table:table-cell table:number-columns-repeated="16380"/>
        </table:table-row>
        <table:table-row table:style-name="ro3">
          <table:table-cell office:value-type="date" office:date-value="2023-09-29" calcext:value-type="date">
            <text:p>Friday, September 29, 2023</text:p>
          </table:table-cell>
          <table:table-cell office:value-type="string" calcext:value-type="string">
            <text:p>PostgreSQL SQL – Recreate schema + translate into SQL scrip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Used pgAdmin 4 → ERD Tool to create refined schema. Created enum type for flashcard set view. Generated SQL script but was unable to execute without error. Attempted to troubleshoot without success.</text:p>
          </table:table-cell>
          <table:table-cell table:number-columns-repeated="16380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23:53:21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9T23:56:47.136000000</dc:date>
    <meta:editing-duration>PT5H44M17S</meta:editing-duration>
    <meta:editing-cycles>190</meta:editing-cycles>
    <meta:document-statistic meta:table-count="1" meta:cell-count="215" meta:object-count="0"/>
  </office:meta>
</office:document-meta>
</file>